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ersects_p_poly" table:style-name="ta1">
        <table:shapes>
          <draw:frame draw:z-index="0" draw:style-name="gr1" svg:width="15.999cm" svg:height="8.999cm" svg:x="6.932cm" svg:y="3.603cm">
            <draw:object draw:notify-on-update-of-ranges="intersects_p_poly.B3:intersects_p_poly.H3 intersects_p_poly.A4:intersects_p_poly.A4 intersects_p_poly.B4:intersects_p_poly.H4 intersects_p_poly.A5:intersects_p_poly.A5 intersects_p_poly.B5:intersects_p_poly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</table:table>
      <table:table table:name="intersects_ls_poly_h" table:style-name="ta1">
        <table:shapes>
          <draw:frame draw:z-index="0" draw:style-name="gr1" svg:width="15.999cm" svg:height="8.999cm" svg:x="4.597cm" svg:y="4.289cm">
            <draw:object draw:notify-on-update-of-ranges="intersects_ls_poly_h.B3:intersects_ls_poly_h.H3 intersects_ls_poly_h.A4:intersects_ls_poly_h.A4 intersects_ls_poly_h.B4:intersects_ls_poly_h.H4 intersects_ls_poly_h.A5:intersects_ls_poly_h.A5 intersects_ls_poly_h.B5:intersects_ls_poly_h.H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ion( LineString, PolygonWithHole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primitiv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ossible loss of performance : triangulation ?</text:p>
          </table:table-cell>
          <table:table-cell table:number-columns-repeated="7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</table:table>
      <table:table table:name="intersects_ls_ls" table:style-name="ta1">
        <table:shapes>
          <draw:frame draw:z-index="0" draw:style-name="gr1" svg:width="15.999cm" svg:height="8.999cm" svg:x="4.597cm" svg:y="4.289cm">
            <draw:object draw:notify-on-update-of-ranges="intersects_ls_ls.B3:intersects_ls_ls.H3 intersects_ls_ls.A4:intersects_ls_ls.A4 intersects_ls_ls.B4:intersects_ls_ls.H4 intersects_ls_ls.A5:intersects_ls_ls.A5 intersects_ls_ls.B5:intersects_ls_ls.H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s(LineString,LineString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54">
            <text:p>0,354</text:p>
          </table:table-cell>
          <table:table-cell office:value-type="float" office:value="0.382">
            <text:p>0,382</text:p>
          </table:table-cell>
          <table:table-cell office:value-type="float" office:value="0.485">
            <text:p>0,485</text:p>
          </table:table-cell>
          <table:table-cell office:value-type="float" office:value="0.788">
            <text:p>0,788</text:p>
          </table:table-cell>
          <table:table-cell office:value-type="float" office:value="1.735">
            <text:p>1,735</text:p>
          </table:table-cell>
          <table:table-cell office:value-type="float" office:value="3.936">
            <text:p>3,936</text:p>
          </table:table-cell>
          <table:table-cell office:value-type="float" office:value="10.595">
            <text:p>10,595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88">
            <text:p>0,188</text:p>
          </table:table-cell>
          <table:table-cell office:value-type="float" office:value="0.196">
            <text:p>0,196</text:p>
          </table:table-cell>
          <table:table-cell office:value-type="float" office:value="0.234">
            <text:p>0,234</text:p>
          </table:table-cell>
          <table:table-cell office:value-type="float" office:value="0.283">
            <text:p>0,283</text:p>
          </table:table-cell>
          <table:table-cell office:value-type="float" office:value="0.398">
            <text:p>0,398</text:p>
          </table:table-cell>
          <table:table-cell office:value-type="float" office:value="0.576">
            <text:p>0,576</text:p>
          </table:table-cell>
          <table:table-cell office:value-type="float" office:value="0.867">
            <text:p>0,867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ion_poly_poly" table:style-name="ta1">
        <table:shapes>
          <draw:frame draw:z-index="0" draw:style-name="gr1" svg:width="15.999cm" svg:height="8.999cm" svg:x="1.378cm" svg:y="5.089cm">
            <draw:object draw:notify-on-update-of-ranges="intersection_poly_poly.B3:intersection_poly_poly.H3 intersection_poly_poly.A4:intersection_poly_poly.A4 intersection_poly_poly.B4:intersection_poly_poly.H4 intersection_poly_poly.A5:intersection_poly_poly.A5 intersection_poly_poly.B5:intersection_poly_poly.H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17cm" svg:height="8.991cm" svg:x="18.603cm" svg:y="5.015cm">
            <draw:object draw:notify-on-update-of-ranges="intersection_poly_poly.B8:intersection_poly_poly.H8 intersection_poly_poly.A9:intersection_poly_poly.A9 intersection_poly_poly.B9:intersection_poly_poly.H9 intersection_poly_poly.A10:intersection_poly_poly.A10 intersection_poly_poly.B10:intersection_poly_poly.H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intersection(Polygon, Polygon) <text:span text:style-name="T1">with holes</text:span></text:p>
          </table:table-cell>
          <table:table-cell table:number-columns-repeated="7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981">
            <text:p>1,981</text:p>
          </table:table-cell>
          <table:table-cell office:value-type="float" office:value="2.309">
            <text:p>2,309</text:p>
          </table:table-cell>
          <table:table-cell office:value-type="float" office:value="3.972">
            <text:p>3,972</text:p>
          </table:table-cell>
          <table:table-cell office:value-type="float" office:value="7.523">
            <text:p>7,523</text:p>
          </table:table-cell>
          <table:table-cell office:value-type="float" office:value="20.063">
            <text:p>20,063</text:p>
          </table:table-cell>
          <table:table-cell office:value-type="float" office:value="46.207">
            <text:p>46,207</text:p>
          </table:table-cell>
          <table:table-cell office:value-type="float" office:value="117.423">
            <text:p>117,42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985">
            <text:p>1,985</text:p>
          </table:table-cell>
          <table:table-cell office:value-type="float" office:value="2.304">
            <text:p>2,304</text:p>
          </table:table-cell>
          <table:table-cell office:value-type="float" office:value="3.956">
            <text:p>3,956</text:p>
          </table:table-cell>
          <table:table-cell office:value-type="float" office:value="7.501">
            <text:p>7,501</text:p>
          </table:table-cell>
          <table:table-cell office:value-type="float" office:value="19.729">
            <text:p>19,729</text:p>
          </table:table-cell>
          <table:table-cell office:value-type="float" office:value="45.532">
            <text:p>45,532</text:p>
          </table:table-cell>
          <table:table-cell office:value-type="float" office:value="119.138">
            <text:p>119,138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ion_ls_ls" table:style-name="ta1">
        <table:shapes>
          <draw:frame draw:z-index="0" draw:style-name="gr1" svg:width="15.999cm" svg:height="8.999cm" svg:x="4.35cm" svg:y="2.817cm">
            <draw:object draw:notify-on-update-of-ranges="intersection_ls_ls.B3:intersection_ls_ls.H3 intersection_ls_ls.A4:intersection_ls_ls.A4 intersection_ls_ls.B4:intersection_ls_ls.H4 intersection_ls_ls.A5:intersection_ls_ls.A5 intersection_ls_ls.B5:intersection_ls_ls.H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intersection(LineString, LineString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linestrin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708">
            <text:p>0,708</text:p>
          </table:table-cell>
          <table:table-cell office:value-type="float" office:value="0.819">
            <text:p>0,819</text:p>
          </table:table-cell>
          <table:table-cell office:value-type="float" office:value="1.182">
            <text:p>1,182</text:p>
          </table:table-cell>
          <table:table-cell office:value-type="float" office:value="1.862">
            <text:p>1,862</text:p>
          </table:table-cell>
          <table:table-cell office:value-type="float" office:value="5.122">
            <text:p>5,122</text:p>
          </table:table-cell>
          <table:table-cell office:value-type="float" office:value="13.375">
            <text:p>13,375</text:p>
          </table:table-cell>
          <table:table-cell office:value-type="float" office:value="43.726">
            <text:p>43,72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58">
            <text:p>0,158</text:p>
          </table:table-cell>
          <table:table-cell office:value-type="float" office:value="0.164">
            <text:p>0,164</text:p>
          </table:table-cell>
          <table:table-cell office:value-type="float" office:value="0.216">
            <text:p>0,216</text:p>
          </table:table-cell>
          <table:table-cell office:value-type="float" office:value="0.287">
            <text:p>0,287</text:p>
          </table:table-cell>
          <table:table-cell office:value-type="float" office:value="0.592">
            <text:p>0,592</text:p>
          </table:table-cell>
          <table:table-cell office:value-type="float" office:value="1.518">
            <text:p>1,518</text:p>
          </table:table-cell>
          <table:table-cell office:value-type="float" office:value="8.286">
            <text:p>8,286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tersection_ls_poly_h" table:style-name="ta1">
        <table:shapes>
          <draw:frame draw:z-index="0" draw:style-name="gr1" svg:width="15.999cm" svg:height="8.999cm" svg:x="4.35cm" svg:y="2.817cm">
            <draw:object draw:notify-on-update-of-ranges="intersection_ls_poly_h.B3:intersection_ls_poly_h.H3 intersection_ls_poly_h.A4:intersection_ls_poly_h.A4 intersection_ls_poly_h.B4:intersection_ls_poly_h.H4 intersection_ls_poly_h.A5:intersection_ls_poly_h.A5 intersection_ls_poly_h.B5:intersection_ls_poly_h.H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2">
          <table:table-cell office:value-type="string">
            <text:p>intersection(LineString, PolygonWithHole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# of points per linestring o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GEOS</text:p>
          </table:table-cell>
          <table:table-cell office:value-type="float" office:value="1.252">
            <text:p>1,252</text:p>
          </table:table-cell>
          <table:table-cell office:value-type="float" office:value="1.382">
            <text:p>1,382</text:p>
          </table:table-cell>
          <table:table-cell office:value-type="float" office:value="1.739">
            <text:p>1,739</text:p>
          </table:table-cell>
          <table:table-cell office:value-type="float" office:value="2.7">
            <text:p>2,7</text:p>
          </table:table-cell>
          <table:table-cell office:value-type="float" office:value="7.704">
            <text:p>7,704</text:p>
          </table:table-cell>
          <table:table-cell office:value-type="float" office:value="20.361">
            <text:p>20,361</text:p>
          </table:table-cell>
          <table:table-cell office:value-type="float" office:value="68.416">
            <text:p>68,416</text:p>
          </table:table-cell>
          <table:table-cell table:number-columns-repeated="2"/>
        </table:table-row>
        <table:table-row table:style-name="ro2">
          <table:table-cell office:value-type="string">
            <text:p>SFCGAL</text:p>
          </table:table-cell>
          <table:table-cell office:value-type="float" office:value="2.247">
            <text:p>2,247</text:p>
          </table:table-cell>
          <table:table-cell office:value-type="float" office:value="2.465">
            <text:p>2,465</text:p>
          </table:table-cell>
          <table:table-cell office:value-type="float" office:value="4.106">
            <text:p>4,106</text:p>
          </table:table-cell>
          <table:table-cell office:value-type="float" office:value="5.892">
            <text:p>5,892</text:p>
          </table:table-cell>
          <table:table-cell office:value-type="float" office:value="11.312">
            <text:p>11,312</text:p>
          </table:table-cell>
          <table:table-cell office:value-type="float" office:value="30.074">
            <text:p>30,074</text:p>
          </table:table-cell>
          <table:table-cell office:value-type="float" office:value="143.233">
            <text:p>143,233</text:p>
          </table:table-cell>
          <table:table-cell/>
          <table:table-cell table:style-name="ce1" office:value-type="string">
            <text:p>Explanation : use of triangulation ??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onvexhull(multipoint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2-09-04T09:52:06</dc:date>
    <dc:creator>Hugo Mercier</dc:creator>
    <meta:editing-duration>PT18H30M20S</meta:editing-duration>
    <meta:editing-cycles>11</meta:editing-cycles>
    <meta:generator>LibreOffice/3.5$Linux_X86_64 LibreOffice_project/350m1$Build-2</meta:generator>
    <meta:document-statistic meta:table-count="9" meta:cell-count="25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_poly.A3:intersects_p_poly.H5" chart:data-source-has-labels="both" svg:x="1.331cm" svg:y="0.855cm" svg:width="11.309cm" svg:height="6.984cm">
          <chartooo:coordinate-region svg:x="2.243cm" svg:y="1.054cm" svg:width="10.117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_poly.B3:intersects_p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4:intersects_p_poly.H4" chart:label-cell-address="intersects_p_poly.A4:intersects_p_poly.A4" chart:class="chart:line">
            <chart:data-point chart:repeated="7"/>
          </chart:series>
          <chart:series chart:style-name="ch9" chart:values-cell-range-address="intersects_p_poly.B5:intersects_p_poly.H5" chart:label-cell-address="intersects_p_poly.A5:intersects_p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3:intersects_p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4:intersects_p_poly.A4</svg:desc>
                </draw:g>
              </table:table-cell>
              <table:table-cell office:value-type="float" office:value="0.099">
                <text:p>0.099</text:p>
                <draw:g>
                  <svg:desc>intersects_p_poly.B4:intersects_p_poly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  <table:table-cell office:value-type="float" office:value="0.158">
                <text:p>0.158</text:p>
              </table:table-cell>
              <table:table-cell office:value-type="float" office:value="0.196">
                <text:p>0.19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SFCGAL</text:p>
                <draw:g>
                  <svg:desc>intersects_p_poly.A5:intersects_p_poly.A5</svg:desc>
                </draw:g>
              </table:table-cell>
              <table:table-cell office:value-type="float" office:value="0.122">
                <text:p>0.122</text:p>
                <draw:g>
                  <svg:desc>intersects_p_poly.B5:intersects_p_poly.H5</svg:desc>
                </draw:g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ls_poly_h.A3:intersection_ls_poly_h.H5" chart:data-source-has-labels="both" svg:x="1.331cm" svg:y="0.855cm" svg:width="11.309cm" svg:height="6.984cm">
          <chartooo:coordinate-region svg:x="2.138cm" svg:y="1.054cm" svg:width="10.22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ls_poly_h.B3:intersection_ls_poly_h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poly_h.B4:intersection_ls_poly_h.H4" chart:label-cell-address="intersection_ls_poly_h.A4:intersection_ls_poly_h.A4" chart:class="chart:line">
            <chart:data-point chart:repeated="7"/>
          </chart:series>
          <chart:series chart:style-name="ch9" chart:values-cell-range-address="intersection_ls_poly_h.B5:intersection_ls_poly_h.H5" chart:label-cell-address="intersection_ls_poly_h.A5:intersection_ls_poly_h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poly_h.B3:intersection_ls_poly_h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poly_h.A4:intersection_ls_poly_h.A4</svg:desc>
                </draw:g>
              </table:table-cell>
              <table:table-cell office:value-type="float" office:value="1.252">
                <text:p>1.252</text:p>
                <draw:g>
                  <svg:desc>intersection_ls_poly_h.B4:intersection_ls_poly_h.H4</svg:desc>
                </draw:g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  <draw:g>
                  <svg:desc>intersection_ls_poly_h.A5:intersection_ls_poly_h.A5</svg:desc>
                </draw:g>
              </table:table-cell>
              <table:table-cell office:value-type="float" office:value="2.247">
                <text:p>2.247</text:p>
                <draw:g>
                  <svg:desc>intersection_ls_poly_h.B5:intersection_ls_poly_h.H5</svg:desc>
                </draw:g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oly_poly.A3:intersects_poly_poly.H5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poly_poly.A3:intersection_poly_poly.H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poly_poly.B3:intersection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B4:intersection_poly_poly.H4" chart:label-cell-address="intersection_poly_poly.A4:intersection_poly_poly.A4" chart:class="chart:line">
            <chart:data-point chart:repeated="7"/>
          </chart:series>
          <chart:series chart:style-name="ch9" chart:values-cell-range-address="intersection_poly_poly.B5:intersection_poly_poly.H5" chart:label-cell-address="intersection_poly_poly.A5:intersection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3:intersection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4:intersection_poly_poly.A4</svg:desc>
                </draw:g>
              </table:table-cell>
              <table:table-cell office:value-type="float" office:value="1.14">
                <text:p>1.14</text:p>
                <draw:g>
                  <svg:desc>intersection_poly_poly.B4:intersection_poly_poly.H4</svg:desc>
                </draw:g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5:intersection_poly_poly.A5</svg:desc>
                </draw:g>
              </table:table-cell>
              <table:table-cell office:value-type="float" office:value="1.143">
                <text:p>1.143</text:p>
                <draw:g>
                  <svg:desc>intersection_poly_poly.B5:intersection_poly_poly.H5</svg:desc>
                </draw:g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area.A3:area.H5" chart:data-source-has-labels="both" svg:x="1.331cm" svg:y="0.855cm" svg:width="11.309cm" svg:height="6.984cm">
          <chartooo:coordinate-region svg:x="2.243cm" svg:y="1.055cm" svg:width="10.117cm" svg:height="6.137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convexhull.A3:convexhull.H5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line" chart:style-name="ch1">
        <chart:title svg:x="6.881cm" svg:y="0.315cm" chart:style-name="ch2">
          <text:p>With holes</text:p>
        </chart:title>
        <chart:legend chart:legend-position="end" svg:x="13.298cm" svg:y="3.948cm" style:legend-expansion="high" chart:style-name="ch3"/>
        <chart:plot-area chart:style-name="ch4" table:cell-range-address="intersection_poly_poly.A8:intersection_poly_poly.H10" chart:data-source-has-labels="both" svg:x="0.77cm" svg:y="1.631cm" svg:width="11.888cm" svg:height="6.762cm">
          <chartooo:coordinate-region svg:x="1.577cm" svg:y="1.83cm" svg:width="10.801cm" svg:height="5.916cm"/>
          <chart:axis chart:dimension="x" chart:name="primary-x" chart:style-name="ch5" chartooo:axis-type="auto">
            <chartooo:date-scale/>
            <chart:categories table:cell-range-address="intersection_poly_poly.B8:intersection_poly_poly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section_poly_poly.B9:intersection_poly_poly.H9" chart:label-cell-address="intersection_poly_poly.A9:intersection_poly_poly.A9" chart:class="chart:line">
            <chart:data-point chart:repeated="7"/>
          </chart:series>
          <chart:series chart:style-name="ch8" chart:values-cell-range-address="intersection_poly_poly.B10:intersection_poly_poly.H10" chart:label-cell-address="intersection_poly_poly.A10:intersection_poly_poly.A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8:intersection_poly_poly.H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9:intersection_poly_poly.A9</svg:desc>
                </draw:g>
              </table:table-cell>
              <table:table-cell office:value-type="float" office:value="1.981">
                <text:p>1.981</text:p>
                <draw:g>
                  <svg:desc>intersection_poly_poly.B9:intersection_poly_poly.H9</svg:desc>
                </draw:g>
              </table:table-cell>
              <table:table-cell office:value-type="float" office:value="2.309">
                <text:p>2.309</text:p>
              </table:table-cell>
              <table:table-cell office:value-type="float" office:value="3.972">
                <text:p>3.972</text:p>
              </table:table-cell>
              <table:table-cell office:value-type="float" office:value="7.523">
                <text:p>7.523</text:p>
              </table:table-cell>
              <table:table-cell office:value-type="float" office:value="20.063">
                <text:p>20.063</text:p>
              </table:table-cell>
              <table:table-cell office:value-type="float" office:value="46.207">
                <text:p>46.207</text:p>
              </table:table-cell>
              <table:table-cell office:value-type="float" office:value="117.423">
                <text:p>117.423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10:intersection_poly_poly.A10</svg:desc>
                </draw:g>
              </table:table-cell>
              <table:table-cell office:value-type="float" office:value="1.985">
                <text:p>1.985</text:p>
                <draw:g>
                  <svg:desc>intersection_poly_poly.B10:intersection_poly_poly.H10</svg:desc>
                </draw:g>
              </table:table-cell>
              <table:table-cell office:value-type="float" office:value="2.304">
                <text:p>2.304</text:p>
              </table:table-cell>
              <table:table-cell office:value-type="float" office:value="3.956">
                <text:p>3.956</text:p>
              </table:table-cell>
              <table:table-cell office:value-type="float" office:value="7.501">
                <text:p>7.501</text:p>
              </table:table-cell>
              <table:table-cell office:value-type="float" office:value="19.729">
                <text:p>19.729</text:p>
              </table:table-cell>
              <table:table-cell office:value-type="float" office:value="45.532">
                <text:p>45.532</text:p>
              </table:table-cell>
              <table:table-cell office:value-type="float" office:value="119.138">
                <text:p>119.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ls_poly_h.B3:intersects_ls_poly_h.H5 intersects_ls_poly_h.A4:intersects_ls_poly_h.A5" chart:data-source-has-labels="both" svg:x="1.331cm" svg:y="0.855cm" svg:width="11.309cm" svg:height="6.984cm">
          <chartooo:coordinate-region svg:x="2.138cm" svg:y="1.054cm" svg:width="10.22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ls_poly_h.B3:intersects_ls_poly_h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poly_h.B4:intersects_ls_poly_h.H4" chart:label-cell-address="intersects_ls_poly_h.A4:intersects_ls_poly_h.A4" chart:class="chart:line">
            <chart:data-point chart:repeated="7"/>
          </chart:series>
          <chart:series chart:style-name="ch9" chart:values-cell-range-address="intersects_ls_poly_h.B5:intersects_ls_poly_h.H5" chart:label-cell-address="intersects_ls_poly_h.A5:intersects_ls_poly_h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poly_h.B3:intersects_ls_poly_h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poly_h.A4:intersects_ls_poly_h.A4</svg:desc>
                </draw:g>
              </table:table-cell>
              <table:table-cell office:value-type="float" office:value="1.252">
                <text:p>1.252</text:p>
                <draw:g>
                  <svg:desc>intersects_ls_poly_h.B4:intersects_ls_poly_h.H4</svg:desc>
                </draw:g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  <draw:g>
                  <svg:desc>intersects_ls_poly_h.A5:intersects_ls_poly_h.A5</svg:desc>
                </draw:g>
              </table:table-cell>
              <table:table-cell office:value-type="float" office:value="2.247">
                <text:p>2.247</text:p>
                <draw:g>
                  <svg:desc>intersects_ls_poly_h.B5:intersects_ls_poly_h.H5</svg:desc>
                </draw:g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ls_ls.A3:intersects_ls_ls.H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ls_ls.B3:intersects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ls_ls.B4:intersects_ls_ls.H4" chart:label-cell-address="intersects_ls_ls.A4:intersects_ls_ls.A4" chart:class="chart:line">
            <chart:data-point chart:repeated="7"/>
          </chart:series>
          <chart:series chart:style-name="ch9" chart:values-cell-range-address="intersects_ls_ls.B5:intersects_ls_ls.H5" chart:label-cell-address="intersects_ls_ls.A5:intersects_ls_ls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ls_ls.B3:intersects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ls_ls.A4:intersects_ls_ls.A4</svg:desc>
                </draw:g>
              </table:table-cell>
              <table:table-cell office:value-type="float" office:value="0.354">
                <text:p>0.354</text:p>
                <draw:g>
                  <svg:desc>intersects_ls_ls.B4:intersects_ls_ls.H4</svg:desc>
                </draw:g>
              </table:table-cell>
              <table:table-cell office:value-type="float" office:value="0.382">
                <text:p>0.382</text:p>
              </table:table-cell>
              <table:table-cell office:value-type="float" office:value="0.485">
                <text:p>0.485</text:p>
              </table:table-cell>
              <table:table-cell office:value-type="float" office:value="0.788">
                <text:p>0.788</text:p>
              </table:table-cell>
              <table:table-cell office:value-type="float" office:value="1.735">
                <text:p>1.735</text:p>
              </table:table-cell>
              <table:table-cell office:value-type="float" office:value="3.936">
                <text:p>3.936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SFCGAL</text:p>
                <draw:g>
                  <svg:desc>intersects_ls_ls.A5:intersects_ls_ls.A5</svg:desc>
                </draw:g>
              </table:table-cell>
              <table:table-cell office:value-type="float" office:value="0.188">
                <text:p>0.188</text:p>
                <draw:g>
                  <svg:desc>intersects_ls_ls.B5:intersects_ls_ls.H5</svg:desc>
                </draw:g>
              </table:table-cell>
              <table:table-cell office:value-type="float" office:value="0.196">
                <text:p>0.196</text:p>
              </table:table-cell>
              <table:table-cell office:value-type="float" office:value="0.234">
                <text:p>0.234</text:p>
              </table:table-cell>
              <table:table-cell office:value-type="float" office:value="0.283">
                <text:p>0.283</text:p>
              </table:table-cell>
              <table:table-cell office:value-type="float" office:value="0.398">
                <text:p>0.398</text:p>
              </table:table-cell>
              <table:table-cell office:value-type="float" office:value="0.576">
                <text:p>0.576</text:p>
              </table:table-cell>
              <table:table-cell office:value-type="float" office:value="0.867">
                <text:p>0.8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ls_ls.A3:intersection_ls_ls.H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ls_ls.B3:intersection_ls_ls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ls_ls.B4:intersection_ls_ls.H4" chart:label-cell-address="intersection_ls_ls.A4:intersection_ls_ls.A4" chart:class="chart:line">
            <chart:data-point chart:repeated="7"/>
          </chart:series>
          <chart:series chart:style-name="ch9" chart:values-cell-range-address="intersection_ls_ls.B5:intersection_ls_ls.H5" chart:label-cell-address="intersection_ls_ls.A5:intersection_ls_ls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ls_ls.B3:intersection_ls_ls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ls_ls.A4:intersection_ls_ls.A4</svg:desc>
                </draw:g>
              </table:table-cell>
              <table:table-cell office:value-type="float" office:value="0.708">
                <text:p>0.708</text:p>
                <draw:g>
                  <svg:desc>intersection_ls_ls.B4:intersection_ls_ls.H4</svg:desc>
                </draw:g>
              </table:table-cell>
              <table:table-cell office:value-type="float" office:value="0.819">
                <text:p>0.819</text:p>
              </table:table-cell>
              <table:table-cell office:value-type="float" office:value="1.182">
                <text:p>1.182</text:p>
              </table:table-cell>
              <table:table-cell office:value-type="float" office:value="1.862">
                <text:p>1.862</text:p>
              </table:table-cell>
              <table:table-cell office:value-type="float" office:value="5.122">
                <text:p>5.122</text:p>
              </table:table-cell>
              <table:table-cell office:value-type="float" office:value="13.375">
                <text:p>13.375</text:p>
              </table:table-cell>
              <table:table-cell office:value-type="float" office:value="43.726">
                <text:p>43.726</text:p>
              </table:table-cell>
            </table:table-row>
            <table:table-row>
              <table:table-cell office:value-type="string">
                <text:p>SFCGAL</text:p>
                <draw:g>
                  <svg:desc>intersection_ls_ls.A5:intersection_ls_ls.A5</svg:desc>
                </draw:g>
              </table:table-cell>
              <table:table-cell office:value-type="float" office:value="0.158">
                <text:p>0.158</text:p>
                <draw:g>
                  <svg:desc>intersection_ls_ls.B5:intersection_ls_ls.H5</svg:desc>
                </draw:g>
              </table:table-cell>
              <table:table-cell office:value-type="float" office:value="0.164">
                <text:p>0.164</text:p>
              </table:table-cell>
              <table:table-cell office:value-type="float" office:value="0.216">
                <text:p>0.216</text:p>
              </table:table-cell>
              <table:table-cell office:value-type="float" office:value="0.287">
                <text:p>0.287</text:p>
              </table:table-cell>
              <table:table-cell office:value-type="float" office:value="0.592">
                <text:p>0.592</text:p>
              </table:table-cell>
              <table:table-cell office:value-type="float" office:value="1.518">
                <text:p>1.518</text:p>
              </table:table-cell>
              <table:table-cell office:value-type="float" office:value="8.286">
                <text:p>8.2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